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rsid="001077e7" officeooo:paragraph-rsid="001077e7"/>
    </style:style>
    <style:style style:name="P3" style:family="paragraph" style:parent-style-name="Standard">
      <style:text-properties officeooo:rsid="0010de18" officeooo:paragraph-rsid="0010de18"/>
    </style:style>
    <style:style style:name="P4" style:family="paragraph" style:parent-style-name="Standard">
      <style:text-properties officeooo:rsid="00176e66" officeooo:paragraph-rsid="00176e66"/>
    </style:style>
    <style:style style:name="P5" style:family="paragraph" style:parent-style-name="Standard">
      <style:text-properties officeooo:rsid="003e7cb4" officeooo:paragraph-rsid="003e7cb4"/>
    </style:style>
    <style:style style:name="T1" style:family="text">
      <style:text-properties officeooo:rsid="0020b8b1"/>
    </style:style>
    <style:style style:name="T2" style:family="text">
      <style:text-properties officeooo:rsid="00249970"/>
    </style:style>
    <style:style style:name="T3" style:family="text">
      <style:text-properties officeooo:rsid="002615bd"/>
    </style:style>
    <style:style style:name="T4" style:family="text">
      <style:text-properties officeooo:rsid="0029a880"/>
    </style:style>
    <style:style style:name="T5" style:family="text">
      <style:text-properties officeooo:rsid="002e3dfb"/>
    </style:style>
    <style:style style:name="T6" style:family="text">
      <style:text-properties officeooo:rsid="0030a753"/>
    </style:style>
    <style:style style:name="T7" style:family="text">
      <style:text-properties officeooo:rsid="0032efb8"/>
    </style:style>
    <style:style style:name="T8" style:family="text">
      <style:text-properties officeooo:rsid="00355d92"/>
    </style:style>
    <style:style style:name="T9" style:family="text">
      <style:text-properties officeooo:rsid="003608eb"/>
    </style:style>
    <style:style style:name="T10" style:family="text">
      <style:text-properties officeooo:rsid="003b01dc"/>
    </style:style>
    <style:style style:name="T11" style:family="text">
      <style:text-properties officeooo:rsid="0040cd73"/>
    </style:style>
    <style:style style:name="T12" style:family="text">
      <style:text-properties officeooo:rsid="004118d2"/>
    </style:style>
    <style:style style:name="T13" style:family="text">
      <style:text-properties officeooo:rsid="00422de5"/>
    </style:style>
    <style:style style:name="T14" style:family="text">
      <style:text-properties officeooo:rsid="00432c74"/>
    </style:style>
    <style:style style:name="T15" style:family="text">
      <style:text-properties officeooo:rsid="004401a0"/>
    </style:style>
    <style:style style:name="T16" style:family="text">
      <style:text-properties officeooo:rsid="00473bcc"/>
    </style:style>
    <style:style style:name="T17" style:family="text">
      <style:text-properties officeooo:rsid="00486af7"/>
    </style:style>
    <style:style style:name="T18" style:family="text">
      <style:text-properties officeooo:rsid="004d5eec"/>
    </style:style>
    <style:style style:name="T19" style:family="text">
      <style:text-properties officeooo:rsid="004f6ecb"/>
    </style:style>
    <style:style style:name="T20" style:family="text">
      <style:text-properties officeooo:rsid="0050de66"/>
    </style:style>
    <style:style style:name="T21" style:family="text">
      <style:text-properties officeooo:rsid="00531752"/>
    </style:style>
    <style:style style:name="T22" style:family="text">
      <style:text-properties officeooo:rsid="00534b83"/>
    </style:style>
    <style:style style:name="T23" style:family="text">
      <style:text-properties officeooo:rsid="005ae0aa"/>
    </style:style>
    <style:style style:name="T24" style:family="text">
      <style:text-properties officeooo:rsid="005c36ae"/>
    </style:style>
    <style:style style:name="T25" style:family="text">
      <style:text-properties officeooo:rsid="005db73b"/>
    </style:style>
    <style:style style:name="T26" style:family="text">
      <style:text-properties officeooo:rsid="00602339"/>
    </style:style>
    <style:style style:name="T27" style:family="text">
      <style:text-properties officeooo:rsid="00604a91"/>
    </style:style>
    <style:style style:name="T28" style:family="text">
      <style:text-properties officeooo:rsid="0060ade0"/>
    </style:style>
    <style:style style:name="T29" style:family="text">
      <style:text-properties officeooo:rsid="0061a409"/>
    </style:style>
    <style:style style:name="T30" style:family="text">
      <style:text-properties officeooo:rsid="0062ece7"/>
    </style:style>
    <style:style style:name="T31" style:family="text">
      <style:text-properties officeooo:rsid="0064b4f0"/>
    </style:style>
    <style:style style:name="T32" style:family="text">
      <style:text-properties officeooo:rsid="00658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sumé de still shute : </text:p>
      <text:p text:style-name="P2"/>
      <text:h text:style-name="Heading_20_1" text:outline-level="1">InfiniteCanvas<text:tab/><text:span text:style-name="T15">(présentation)</text:span></text:h>
      <text:p text:style-name="Text_20_body"><text:tab/><text:span text:style-name="T6">Une sorte de pdf, </text:span><text:span text:style-name="T7">moins étriqué</text:span></text:p>
      <text:p text:style-name="Text_20_body"><text:tab/><text:span text:style-name="T13">Une </text:span><text:span text:style-name="T18">manifestation</text:span><text:span text:style-name="T13"> de </text:span><text:span text:style-name="T14">l’approfondissement</text:span></text:p>
      <text:p text:style-name="Text_20_body"><text:tab/><text:span text:style-name="T8">P</text:span><text:span text:style-name="T7">ossibilité</text:span><text:span text:style-name="T9">s</text:span><text:span text:style-name="T7"> d’interaction, </text:span><text:span text:style-name="T11">d’injection</text:span><text:span text:style-name="T12">s</text:span></text:p>
      <text:p text:style-name="Text_20_body"><text:tab/><text:span text:style-name="T19">Des objets complexes : </text:span><text:span text:style-name="T20">les composites</text:span></text:p>
      <text:p text:style-name="P2"><text:tab/><text:span text:style-name="T10">Z-Railways</text:span></text:p>
      <text:p text:style-name="P2"/>
      <text:p text:style-name="P5"><text:tab/>Self-contained editor</text:p>
      <text:p text:style-name="P5"/>
      <text:h text:style-name="P1" text:outline-level="1">Jeux :</text:h>
      <text:h text:style-name="Heading_20_1" text:outline-level="1">Z-Puzzle <text:span text:style-name="T22">(et tous les &lt;T&gt;-Puzzle ...)</text:span></text:h>
      <text:p text:style-name="Text_20_body"><text:tab/><text:span text:style-name="T1">Agrandissement / </text:span><text:span text:style-name="T16">R</text:span><text:span text:style-name="T1">éduction<text:tab/><text:tab/><text:tab/>/<text:tab/><text:tab/></text:span><text:span text:style-name="T16">Z</text:span><text:span text:style-name="T1">oomIn / </text:span><text:span text:style-name="T16">Z</text:span><text:span text:style-name="T1">oomOut</text:span></text:p>
      <text:p text:style-name="Text_20_body"><text:tab/><text:span text:style-name="T17">D</text:span><text:span text:style-name="T2">éplacement / </text:span><text:span text:style-name="T17">E</text:span><text:span text:style-name="T4">xploration</text:span></text:p>
      <text:p text:style-name="P3"><text:tab/><text:span text:style-name="T21">Slot / Piece</text:span></text:p>
      <text:p text:style-name="P3"/>
      <text:h text:style-name="Heading_20_1" text:outline-level="1">GreenMouse</text:h>
      <text:p text:style-name="Text_20_body"><text:tab/><text:span text:style-name="T3">Répétition</text:span></text:p>
      <text:p text:style-name="Text_20_body"><text:tab/><text:span text:style-name="T5">Malédictions</text:span></text:p>
      <text:p text:style-name="Text_20_body"><text:tab/><text:span text:style-name="T26">De nombreuses variations</text:span></text:p>
      <text:p text:style-name="Text_20_body"><text:tab/><text:span text:style-name="T27">L’algèbre par le jeu</text:span></text:p>
      <text:p text:style-name="Text_20_body"/>
      <text:h text:style-name="Heading_20_1" text:outline-level="1">Number card game<text:tab/><text:span text:style-name="T23">(~</text:span><text:span text:style-name="T25">Magic, </text:span><text:span text:style-name="T24">Y</text:span><text:span text:style-name="T23">ugioh)</text:span></text:h>
      <text:p text:style-name="Text_20_body"><text:tab/><text:span text:style-name="T28">Avec cette différence majeure : les slots de monstres sont des targetSlot</text:span></text:p>
      <text:p text:style-name="Text_20_body"><text:tab/><text:span text:style-name="T29">Pour gagner il faut remplir </text:span><text:span text:style-name="T31">(</text:span><text:span text:style-name="T29">tous?) les slots de monstre</text:span><text:span text:style-name="T30">s </text:span><text:span text:style-name="T32">en utilisant les opérateurs situés sur la back row</text:span></text:p>
      <text:p text:style-name="P4"><text:tab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1:36:40.721000000</meta:creation-date>
    <dc:date>2021-02-24T12:09:26.623000000</dc:date>
    <meta:editing-duration>PT32M12S</meta:editing-duration>
    <meta:editing-cycles>70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2" meta:word-count="96" meta:character-count="666" meta:non-whitespace-character-count="571"/>
  </office:meta>
</office:document-meta>
</file>